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B700000071BF4952608573B112.png" manifest:media-type="image/png"/>
  <manifest:file-entry manifest:full-path="Pictures/10000000000002F20000007FCDC6605A52B19D74.gif" manifest:media-type="image/gi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6.951cm" fo:margin-left="0.032cm" fo:margin-right="0.018cm" table:align="margins" style:writing-mode="lr-tb"/>
    </style:style>
    <style:style style:name="Taula1.A" style:family="table-column">
      <style:table-column-properties style:column-width="16.9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ula2" style:family="table">
      <style:table-properties style:width="16.295cm" table:align="left"/>
    </style:style>
    <style:style style:name="Taula2.A" style:family="table-column">
      <style:table-column-properties style:column-width="16.295cm"/>
    </style:style>
    <style:style style:name="Taula2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justify" style:justify-single-word="false" style:snap-to-layout-grid="false"/>
      <style:text-properties fo:language="ca" fo:country="ES"/>
    </style:style>
    <style:style style:name="P2" style:family="paragraph" style:parent-style-name="Standard">
      <style:paragraph-properties fo:text-align="justify" style:justify-single-word="false" style:snap-to-layout-grid="false"/>
      <style:text-properties fo:language="ca" fo:country="ES" officeooo:paragraph-rsid="00100393"/>
    </style:style>
    <style:style style:name="P3" style:family="paragraph" style:parent-style-name="Standard">
      <style:text-properties style:font-name="Arial1" fo:font-weight="bold" officeooo:rsid="00131032" officeooo:paragraph-rsid="00206160" style:font-weight-asian="bold" style:font-weight-complex="bold"/>
    </style:style>
    <style:style style:name="P4" style:family="paragraph" style:parent-style-name="Standard">
      <style:text-properties style:font-name="Arial1" officeooo:rsid="00131032" officeooo:paragraph-rsid="00206160"/>
    </style:style>
    <style:style style:name="P5" style:family="paragraph" style:parent-style-name="Standard">
      <style:text-properties style:font-name="Arial1" style:text-underline-style="solid" style:text-underline-width="auto" style:text-underline-color="font-color" officeooo:rsid="00131032" officeooo:paragraph-rsid="00206160"/>
    </style:style>
    <style:style style:name="P6" style:family="paragraph" style:parent-style-name="Standard">
      <style:text-properties style:font-name="Arial1" style:text-underline-style="solid" style:text-underline-width="auto" style:text-underline-color="font-color" officeooo:rsid="00131032" officeooo:paragraph-rsid="0023f487"/>
    </style:style>
    <style:style style:name="P7" style:family="paragraph" style:parent-style-name="Standard">
      <style:text-properties style:font-name="Arial1" style:text-underline-style="solid" style:text-underline-width="auto" style:text-underline-color="font-color" officeooo:rsid="0014d9fc" officeooo:paragraph-rsid="00206160"/>
    </style:style>
    <style:style style:name="P8" style:family="paragraph" style:parent-style-name="Standard">
      <style:text-properties style:font-name="Arial1" style:text-underline-style="solid" style:text-underline-width="auto" style:text-underline-color="font-color" officeooo:rsid="00142341" officeooo:paragraph-rsid="00206160"/>
    </style:style>
    <style:style style:name="P9" style:family="paragraph" style:parent-style-name="Standard">
      <style:text-properties style:font-name="Arial1" style:text-underline-style="none" officeooo:rsid="0014d9fc" officeooo:paragraph-rsid="0023f487"/>
    </style:style>
    <style:style style:name="P10" style:family="paragraph" style:parent-style-name="Standard">
      <style:text-properties style:font-name="Arial1" officeooo:rsid="00134a85" officeooo:paragraph-rsid="00206160"/>
    </style:style>
    <style:style style:name="P11" style:family="paragraph" style:parent-style-name="Standard">
      <style:text-properties style:font-name="Arial1" officeooo:rsid="00134a85" officeooo:paragraph-rsid="0023f487"/>
    </style:style>
    <style:style style:name="P12" style:family="paragraph" style:parent-style-name="Standard">
      <style:paragraph-properties fo:text-align="justify" style:justify-single-word="false"/>
      <style:text-properties style:font-name="Arial1" officeooo:rsid="00142341" officeooo:paragraph-rsid="00206160"/>
    </style:style>
    <style:style style:name="P13" style:family="paragraph" style:parent-style-name="Standard">
      <style:text-properties style:font-name="Arial1" officeooo:rsid="0014d9fc" officeooo:paragraph-rsid="00206160"/>
    </style:style>
    <style:style style:name="P14" style:family="paragraph" style:parent-style-name="Standard">
      <style:text-properties style:font-name="Arial1" officeooo:rsid="0014d9fc" officeooo:paragraph-rsid="0023f487"/>
    </style:style>
    <style:style style:name="P15" style:family="paragraph" style:parent-style-name="Standard">
      <style:text-properties style:font-name="Arial1" officeooo:rsid="0025df44" officeooo:paragraph-rsid="0025df44"/>
    </style:style>
    <style:style style:name="P16" style:family="paragraph" style:parent-style-name="Standard">
      <style:text-properties style:font-name="Arial1" officeooo:rsid="0028f81c" officeooo:paragraph-rsid="0028f81c"/>
    </style:style>
    <style:style style:name="P17" style:family="paragraph" style:parent-style-name="Text_20_body">
      <style:paragraph-properties fo:text-align="justify" style:justify-single-word="false"/>
      <style:text-properties officeooo:paragraph-rsid="001595e6"/>
    </style:style>
    <style:style style:name="P18" style:family="paragraph" style:parent-style-name="Standard">
      <style:paragraph-properties fo:text-align="end" style:justify-single-word="false"/>
      <style:text-properties fo:language="ca" fo:country="ES"/>
    </style:style>
    <style:style style:name="P19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P20" style:family="paragraph" style:parent-style-name="Standard" style:list-style-name="L1">
      <style:text-properties style:font-name="Arial1" officeooo:rsid="00131032" officeooo:paragraph-rsid="00206160"/>
    </style:style>
    <style:style style:name="P21" style:family="paragraph" style:parent-style-name="Standard" style:list-style-name="L3">
      <style:text-properties style:font-name="Arial1" officeooo:rsid="00131032" officeooo:paragraph-rsid="00206160"/>
    </style:style>
    <style:style style:name="P22" style:family="paragraph" style:parent-style-name="Standard" style:list-style-name="L4">
      <style:text-properties style:font-name="Arial1" officeooo:rsid="00131032" officeooo:paragraph-rsid="00206160"/>
    </style:style>
    <style:style style:name="P23" style:family="paragraph" style:parent-style-name="Standard" style:list-style-name="L2">
      <style:text-properties style:font-name="Arial1" officeooo:rsid="00142341" officeooo:paragraph-rsid="0023f487"/>
    </style:style>
    <style:style style:name="P24" style:family="paragraph" style:parent-style-name="Standard" style:list-style-name="L2">
      <style:text-properties style:font-name="Arial1" officeooo:rsid="001638c9" officeooo:paragraph-rsid="0023f487"/>
    </style:style>
    <style:style style:name="P25" style:family="paragraph" style:parent-style-name="Standard" style:list-style-name="L5">
      <style:text-properties style:font-name="Arial1" officeooo:rsid="001638c9" officeooo:paragraph-rsid="00206160"/>
    </style:style>
    <style:style style:name="P26" style:family="paragraph" style:parent-style-name="Standard" style:list-style-name="L6">
      <style:text-properties style:font-name="Arial1" officeooo:rsid="001638c9" officeooo:paragraph-rsid="00206160"/>
    </style:style>
    <style:style style:name="P27" style:family="paragraph" style:parent-style-name="Standard" style:list-style-name="L5">
      <style:text-properties style:font-name="Arial1" officeooo:rsid="0014d9fc" officeooo:paragraph-rsid="00206160"/>
    </style:style>
    <style:style style:name="P28" style:family="paragraph" style:parent-style-name="Standard" style:list-style-name="L6">
      <style:text-properties style:font-name="Arial1" officeooo:rsid="0014d9fc" officeooo:paragraph-rsid="00206160"/>
    </style:style>
    <style:style style:name="P29" style:family="paragraph" style:parent-style-name="Standard" style:list-style-name="L7">
      <style:text-properties style:font-name="Arial1" style:text-underline-style="none" officeooo:rsid="0014d9fc" officeooo:paragraph-rsid="0023f487"/>
    </style:style>
    <style:style style:name="P30" style:family="paragraph" style:parent-style-name="Standard">
      <style:text-properties style:font-name="Arial1" style:text-underline-style="none" officeooo:rsid="0014d9fc" officeooo:paragraph-rsid="0023f487"/>
    </style:style>
    <style:style style:name="P31" style:family="paragraph" style:parent-style-name="Standard" style:list-style-name="L8">
      <style:text-properties style:font-name="Arial1" officeooo:rsid="00134a85" officeooo:paragraph-rsid="0023f487"/>
    </style:style>
    <style:style style:name="P32" style:family="paragraph" style:parent-style-name="Standard" style:list-style-name="L9">
      <style:paragraph-properties fo:text-align="justify" style:justify-single-word="false"/>
      <style:text-properties style:font-name="Arial1" officeooo:rsid="002248af" officeooo:paragraph-rsid="002248af"/>
    </style:style>
    <style:style style:name="P33" style:family="paragraph" style:parent-style-name="Standard" style:list-style-name="L9">
      <style:paragraph-properties fo:text-align="justify" style:justify-single-word="false"/>
      <style:text-properties style:font-name="Arial1" officeooo:rsid="00273be1" officeooo:paragraph-rsid="00273be1"/>
    </style:style>
    <style:style style:name="P34" style:family="paragraph" style:parent-style-name="Standard" style:list-style-name="L9">
      <style:paragraph-properties fo:text-align="justify" style:justify-single-word="false"/>
      <style:text-properties style:font-name="Arial1" officeooo:rsid="00281195" officeooo:paragraph-rsid="00281195"/>
    </style:style>
    <style:style style:name="P35" style:family="paragraph" style:parent-style-name="Standard">
      <style:text-properties style:font-name="Arial1" style:text-underline-style="solid" style:text-underline-width="auto" style:text-underline-color="font-color" officeooo:rsid="00131032" officeooo:paragraph-rsid="0023f487"/>
    </style:style>
    <style:style style:name="P36" style:family="paragraph" style:parent-style-name="Standard">
      <style:text-properties style:font-name="Arial1" style:text-underline-style="solid" style:text-underline-width="auto" style:text-underline-color="font-color" officeooo:rsid="00142341" officeooo:paragraph-rsid="00206160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fo:language="ca" fo:country="ES" officeooo:rsid="00116fa7" officeooo:paragraph-rsid="001595e6" style:font-size-asian="10pt"/>
    </style:style>
    <style:style style:name="P38" style:family="paragraph" style:parent-style-name="Standard" style:list-style-name="L9">
      <style:paragraph-properties fo:margin-left="2.54cm" fo:margin-right="0cm" fo:text-align="justify" style:justify-single-word="false" fo:text-indent="-0.635cm" style:auto-text-indent="false"/>
      <style:text-properties style:font-name="Arial1" officeooo:rsid="002248af" officeooo:paragraph-rsid="002248af"/>
    </style:style>
    <style:style style:name="P39" style:family="paragraph" style:parent-style-name="Standard">
      <style:paragraph-properties fo:break-before="page"/>
      <style:text-properties style:font-name="Arial1" style:text-underline-style="solid" style:text-underline-width="auto" style:text-underline-color="font-color" officeooo:rsid="00131032" officeooo:paragraph-rsid="0023f487"/>
    </style:style>
    <style:style style:name="P40" style:family="paragraph" style:parent-style-name="Header">
      <style:paragraph-properties fo:line-height="0.423cm">
        <style:tab-stops>
          <style:tab-stop style:position="1cm"/>
          <style:tab-stop style:position="15cm" style:type="right"/>
        </style:tab-stops>
      </style:paragraph-properties>
      <style:text-properties fo:font-size="10pt" fo:language="ca" fo:country="ES" style:text-underline-style="none" fo:font-weight="bold" style:font-size-asian="10pt" style:font-weight-asian="bold"/>
    </style:style>
    <style:style style:name="P41" style:family="paragraph" style:parent-style-name="Footnote">
      <style:paragraph-properties fo:padding="0cm" fo:border="none" style:snap-to-layout-grid="false"/>
      <style:text-properties fo:language="ca" fo:country="ES"/>
    </style:style>
    <style:style style:name="P42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P43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4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5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134a85"/>
    </style:style>
    <style:style style:name="T8" style:family="text">
      <style:text-properties officeooo:rsid="001638c9"/>
    </style:style>
    <style:style style:name="T9" style:family="text">
      <style:text-properties officeooo:rsid="0023f487"/>
    </style:style>
    <style:style style:name="T10" style:family="text">
      <style:text-properties officeooo:rsid="0025df44"/>
    </style:style>
    <style:style style:name="T11" style:family="text">
      <style:text-properties officeooo:rsid="00273be1"/>
    </style:style>
    <style:style style:name="T12" style:family="text">
      <style:text-properties officeooo:rsid="0028f81c"/>
    </style:style>
    <style:style style:name="T13" style:family="text">
      <style:text-properties fo:color="#0066b3"/>
    </style:style>
    <style:style style:name="T14" style:family="text">
      <style:text-properties fo:color="#0066b3" fo:font-style="italic" officeooo:rsid="0028f81c" style:font-style-asian="italic" style:font-style-complex="italic"/>
    </style:style>
    <style:style style:name="T15" style:family="text">
      <style:text-properties fo:color="#0066b3" officeooo:rsid="0028f81c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1"><text:span text:style-name="T2">Mòdul </text:span><text:span text:style-name="T4">6 – Accés a dades</text:span></text:p>
          </table:table-cell>
        </table:table-row>
        <table:table-row table:style-name="Taula1.2">
          <table:table-cell table:style-name="Taula1.A2" office:value-type="string">
            <text:p text:style-name="P2"><text:span text:style-name="T3">2</text:span><text:span text:style-name="T5">n <text:s text:c="2"/></text:span><text:span text:style-name="T2">CFGS Desenvolupament d'Aplicacions Multiplataforma</text:span></text:p>
          </table:table-cell>
        </table:table-row>
      </table:table>
      <text:p text:style-name="P17"/>
      <text:p text:style-name="P3">UF1- Persistència en fitxers. Índex/Resum</text:p>
      <text:p text:style-name="P4"/>
      <text:p text:style-name="P5"><text:span text:style-name="T9">1</text:span>- Escriptura/(Lectura) de fitxers</text:p>
      <text:list xml:id="list2211453215" text:style-name="L1">
        <text:list-item>
          <text:p text:style-name="P20">de text / binaris</text:p>
        </text:list-item>
        <text:list-item>
          <text:p text:style-name="P20">sense buffer / amb buffer</text:p>
        </text:list-item>
        <text:list-item>
          <text:p text:style-name="P20">accés: seqüencial / directe</text:p>
        </text:list-item>
      </text:list>
      <text:p text:style-name="P4"/>
      <text:p text:style-name="P4">serialització<text:tab/> <text:s text:c="2"/><text:tab/>= objectes→fitxer </text:p>
      <text:p text:style-name="P4">desserialització <text:s text:c="2"/><text:tab/>= fitxer→objectes</text:p>
      <text:p text:style-name="P4"/>
      <text:p text:style-name="P15">marshalling/unmarshalling = serialització/desserialització de propietats i codi</text:p>
      <text:p text:style-name="P4"/>
      <text:list xml:id="list1106869469" text:style-name="L2">
        <text:list-item>
          <text:p text:style-name="P23">serialització/desserialització (<text:span text:style-name="T8">a/de fitxer binaris, </text:span>amb FileOutputStream/FileInputStream)</text:p>
        </text:list-item>
        <text:list-item>
          <text:p text:style-name="P24">control automàtic d'incompatibilitats fitxer/classe (desserialització)</text:p>
        </text:list-item>
      </text:list>
      <text:p text:style-name="P4"/>
      <text:p text:style-name="P5"><text:span text:style-name="T9">2</text:span>- Fitxers XML</text:p>
      <text:list xml:id="list1687812500" text:style-name="L3">
        <text:list-item>
          <text:p text:style-name="P21">Parsing [<text:span text:style-name="T10">desserialització</text:span>]</text:p>
          <text:list>
            <text:list-item>
              <text:p text:style-name="P21">DOM (2 passos: construir arbre + recórrer-lo)</text:p>
            </text:list-item>
            <text:list-item>
              <text:p text:style-name="P21">SAX (1 pas, mètode <text:span text:style-name="T6">push</text:span>: el parser “empeny” el nostre programa)</text:p>
            </text:list-item>
            <text:list-item>
              <text:p text:style-name="P21">StAX (1 pas, mètode <text:span text:style-name="T6">pull</text:span>: el nostre programa “tiba” del parser)</text:p>
            </text:list-item>
          </text:list>
        </text:list-item>
      </text:list>
      <text:list xml:id="list1388445864" text:style-name="L4">
        <text:list-item>
          <text:p text:style-name="P22">Binding [<text:span text:style-name="T10">desserialització</text:span>/<text:span text:style-name="T10">serialització</text:span>]</text:p>
        </text:list-item>
      </text:list>
      <text:p text:style-name="P4"><text:tab/>(etiquetar les classes: arrel, elements, atributs i valors)</text:p>
      <text:list xml:id="list151510325257460" text:continue-numbering="true" text:style-name="L4">
        <text:list-item>
          <text:list>
            <text:list-item>
              <text:p text:style-name="P22">JAXB</text:p>
              <text:p text:style-name="P22"/>
            </text:list-item>
          </text:list>
        </text:list-item>
      </text:list>
      <table:table table:name="Taula2" table:style-name="Taula2">
        <table:table-column table:style-name="Taula2.A"/>
        <table:table-row>
          <table:table-cell table:style-name="Taula2.A1" office:value-type="string">
            <text:p text:style-name="P7">Parsing vs Binding</text:p>
            <text:p text:style-name="P13">Avantatges parsing:</text:p>
            <text:list xml:id="list56714062" text:style-name="L5">
              <text:list-item>
                <text:p text:style-name="P27">més indica<text:span text:style-name="T8">t</text:span> per a fitxers grans o estructures heterogènies</text:p>
              </text:list-item>
              <text:list-item>
                <text:p text:style-name="P25">més rendiment (StAX)</text:p>
              </text:list-item>
            </text:list>
            <text:p text:style-name="P13"/>
            <text:p text:style-name="P13">Avantatges binding:</text:p>
            <text:list xml:id="list3364164998" text:style-name="L6">
              <text:list-item>
                <text:p text:style-name="P28">més fàcil de programar (es redueix pràcticament a etiquetar les classes)</text:p>
              </text:list-item>
              <text:list-item>
                <text:p text:style-name="P28">generalització (un únic programa per a totes les classes): possible (i fàcil)</text:p>
              </text:list-item>
              <text:list-item>
                <text:p text:style-name="P26">més indicat per a streaming</text:p>
              </text:list-item>
            </text:list>
          </table:table-cell>
        </table:table-row>
      </table:table>
      <text:p text:style-name="P10"/>
      <text:p text:style-name="P6"/>
      <text:p text:style-name="P39"/>
      <text:p text:style-name="P6"><text:span text:style-name="T9">3</text:span>- <text:span text:style-name="T7">Fitxers JSON</text:span></text:p>
      <text:p text:style-name="P9"/>
      <text:p text:style-name="P9">Avantatges (respecte XML):</text:p>
      <text:list xml:id="list3221063522" text:style-name="L7">
        <text:list-item>
          <text:p text:style-name="P29">fitxers més petits (menys memòria usada)</text:p>
        </text:list-item>
        <text:list-item>
          <text:p text:style-name="P29">lectura/escriptura més ràpida (conseqüencia de l'anterior)</text:p>
        </text:list-item>
      </text:list>
      <text:p text:style-name="P9"/>
      <text:p text:style-name="P9">Mètodes:</text:p>
      <text:list xml:id="list2419341319" text:style-name="L8">
        <text:list-item>
          <text:p text:style-name="P31">Jackson [open source (Apache/LGPL)]</text:p>
          <text:list>
            <text:list-item>
              <text:p text:style-name="P31">Parsing (“DOM like” o “StAX like”) [no <text:span text:style-name="T12">n’</text:span>hem vist exemples]</text:p>
            </text:list-item>
            <text:list-item>
              <text:p text:style-name="P31">Binding</text:p>
            </text:list-item>
          </text:list>
        </text:list-item>
        <text:list-item>
          <text:p text:style-name="P31">gson [open source (google)]</text:p>
          <text:list>
            <text:list-item>
              <text:p text:style-name="P31">Parsing (“StAX like”) [no <text:span text:style-name="T12">n’</text:span>hem vist exemples]</text:p>
            </text:list-item>
            <text:list-item>
              <text:p text:style-name="P31">Binding </text:p>
            </text:list-item>
          </text:list>
        </text:list-item>
      </text:list>
      <text:p text:style-name="P11"><text:tab/></text:p>
      <text:p text:style-name="P16">En general, usant binding només cal posar etiquetes quan hem de canviar el nom de propietats. Això passa sempre que necessitem especificar atributs o valors.</text:p>
      <text:p text:style-name="P14"/>
      <text:p text:style-name="P10"/>
      <text:p text:style-name="P8">4- Conversió de formats</text:p>
      <text:p text:style-name="P8"/>
      <text:list xml:id="list3218904131" text:style-name="L9">
        <text:list-item>
          <text:p text:style-name="P32">Conversió de fitxer a fitxer (sense passar per objectes, <text:span text:style-name="T11">usant</text:span> <text:span text:style-name="T11">XSL transformation o <text:s/>api d’events </text:span>StAX)</text:p>
        </text:list-item>
        <text:list-item>
          <text:p text:style-name="P38">XML → JSON</text:p>
        </text:list-item>
        <text:list-item>
          <text:p text:style-name="P38">JSON → XML</text:p>
          <text:list>
            <text:list-header>
              <text:p text:style-name="P33"/>
            </text:list-header>
            <text:list-item>
              <text:p text:style-name="P33">A recordar:</text:p>
              <text:list>
                <text:list-item>
                  <text:p text:style-name="P34">El directori default pels fitxers és .../build/classes</text:p>
                </text:list-item>
                <text:list-item>
                  <text:p text:style-name="P34">En la conversió xml → json cal posar <text:span text:style-name="T13">autoarray=true</text:span> (per tal que múltiples nodes iguals en xml els posi en un array en json)</text:p>
                </text:list-item>
                <text:list-item>
                  <text:p text:style-name="P34">En la conversió json → xml <text:s/>si volem que ens posi al document xml l’etiqueta <text:span text:style-name="T13">&lt;?xml-multiple </text:span><text:span text:style-name="T14">node</text:span><text:span text:style-name="T15">?&gt;</text:span> li hem de dir posant <text:span text:style-name="T15">multiplePI</text:span><text:span text:style-name="T12">=true</text:span></text:p>
                </text:list-item>
              </text:list>
            </text:list-item>
          </text:list>
        </text:list-item>
      </text:list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1" svg:font-family="Arial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002cm" fo:margin-left="0cm" table:align="left" style:writing-mode="lr-tb"/>
    </style:style>
    <style:style style:name="Table1.A" style:family="table-column">
      <style:table-column-properties style:column-width="9.592cm"/>
    </style:style>
    <style:style style:name="Table1.B" style:family="table-column">
      <style:table-column-properties style:column-width="7.41cm"/>
    </style:style>
    <style:style style:name="Table1.1" style:family="table-row">
      <style:table-row-properties style:min-row-height="1.482cm" fo:keep-together="auto"/>
    </style:style>
    <style:style style:name="Table1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  <style:text-properties fo:language="ca" fo:country="ES"/>
    </style:style>
    <style:style style:name="MP2" style:family="paragraph" style:parent-style-name="Footnote">
      <style:paragraph-properties fo:padding="0cm" fo:border="none"/>
      <style:text-properties fo:font-size="8pt" fo:language="ca" fo:country="ES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  <style:text-properties fo:language="ca" fo:country="ES"/>
    </style:style>
    <style:style style:name="MP4" style:family="paragraph" style:parent-style-name="Standard">
      <style:paragraph-properties fo:text-align="end" style:justify-single-word="false"/>
      <style:text-properties fo:language="ca" fo:country="ES"/>
    </style:style>
    <style:style style:name="MP5" style:family="paragraph" style:parent-style-name="Standard">
      <style:paragraph-properties fo:text-align="end" style:justify-single-word="false"/>
      <style:text-properties fo:font-size="8pt" fo:language="ca" fo:country="ES" style:font-size-asian="8pt" style:font-size-complex="8pt"/>
    </style:style>
    <style:style style:name="M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10pt" fo:language="ca" fo:country="ES" officeooo:rsid="00116fa7" officeooo:paragraph-rsid="001595e6" style:font-size-asian="10pt"/>
    </style:style>
    <style:style style:name="MT1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85cm" fo:margin-bottom="0.397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svg:height="2.469cm" fo:margin-left="0cm" fo:margin-right="0cm" fo:margin-top="0.499cm"/>
      </style:footer-style>
    </style:page-layout>
    <number:date-style style:name="N34">
      <number:month number:style="long" number:textual="true"/>
    </number:date-style>
    <number:date-style style:name="N104">
      <number:year number:style="long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829cm" svg:width="6.72cm" svg:height="1.131cm" draw:z-index="0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727cm" svg:width="4.076cm" svg:height="0.988cm" draw:z-index="2"><draw:image xlink:href="Pictures/10000201000001B700000071BF4952608573B112.png" xlink:type="simple" xlink:show="embed" xlink:actuate="onLoad" loext:mime-type="image/png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"><text:span text:style-name="MT1">Nom arxiu: </text:span><text:span text:style-name="MT1"><text:file-name text:display="name-and-extension">ED2DAM_ACT_2122_M6_UF1_Resum.odt</text:file-name></text:span></text:p>
              <text:p text:style-name="MP2">Elaborat: <text:s/>Departament Informàtica</text:p>
            </table:table-cell>
            <table:table-cell table:style-name="Table1.A1" office:value-type="string">
              <text:p text:style-name="MP3"><text:span text:style-name="MT1">Data: </text:span><text:span text:style-name="MT1"><text:date style:data-style-name="N34" text:date-value="2022-03-01T15:15:09.485548571">març</text:date></text:span><text:span text:style-name="MT1"><text:s/></text:span><text:span text:style-name="MT1"><text:date style:data-style-name="N104" text:date-value="2022-03-01T15:15:09.485763567">2022</text:date></text:span></text:p>
              <text:p text:style-name="MP4"><text:span text:style-name="MT1">Pàg. </text:span><text:span text:style-name="MT1"><text:page-number text:select-page="current">2</text:page-number></text:span><text:span text:style-name="MT1"><text:s/>de </text:span><text:span text:style-name="MT1"><text:page-count style:num-format="1">2</text:page-count></text:span></text:p>
              <text:p text:style-name="MP5">Aquest document pot quedat obsolet una vegada imprès.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1T19:19:55.23</meta:creation-date>
    <dc:date>2022-03-01T15:15:09.249578646</dc:date>
    <meta:editing-duration>PT6H54M38S</meta:editing-duration>
    <meta:editing-cycles>42</meta:editing-cycles>
    <meta:generator>LibreOffice/6.0.7.3$Linux_X86_64 LibreOffice_project/00m0$Build-3</meta:generator>
    <meta:document-statistic meta:table-count="3" meta:image-count="2" meta:object-count="0" meta:page-count="2" meta:paragraph-count="56" meta:word-count="355" meta:character-count="2305" meta:non-whitespace-character-count="2019"/>
  </office:meta>
</office:document-meta>
</file>